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509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1ce5" officeooo:paragraph-rsid="00011ce5" style:font-weight-asian="bold" style:font-weight-complex="bold"/>
    </style:style>
    <style:style style:name="P3" style:family="paragraph" style:parent-style-name="Standard">
      <style:text-properties officeooo:paragraph-rsid="00011ce5"/>
    </style:style>
    <style:style style:name="T1" style:family="text">
      <style:text-properties officeooo:rsid="0000509a"/>
    </style:style>
    <style:style style:name="T2" style:family="text">
      <style:text-properties officeooo:rsid="00011c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&gt; select * from student;</text:p>
      <text:p text:style-name="P3"/>
      <text:p text:style-name="P3"><text:span text:style-name="T2">R</text:span>OLLNO <text:tab/>NAME <text:tab/><text:tab/>MARK</text:p>
      <text:p text:style-name="P3">------------ <text:tab/>-------------------- <text:tab/>----------</text:p>
      <text:p text:style-name="P3"><text:tab/> 1 <text:tab/>Albin<text:tab/><text:tab/><text:tab/>50</text:p>
      <text:p text:style-name="P3"><text:tab/> 2 <text:tab/>Aravind<text:tab/><text:tab/>40</text:p>
      <text:p text:style-name="P3"><text:tab/> 3 <text:tab/>Jacob<text:tab/><text:tab/><text:tab/>30</text:p>
      <text:p text:style-name="P3"><text:tab/> 4 <text:tab/>Balu <text:tab/><text:tab/><text:tab/>60</text:p>
      <text:p text:style-name="P3"><text:tab/> 5 <text:tab/>Gokul<text:tab/><text:tab/><text:tab/>20</text:p>
      <text:p text:style-name="P3"><text:tab/> 6 <text:tab/>Adithyan<text:tab/><text:tab/>20</text:p>
      <text:p text:style-name="P3"><text:tab/> 7 <text:tab/>Adithyan<text:tab/><text:tab/>10<text:span text:style-name="T2">0</text:span></text:p>
      <text:p text:style-name="P3"/>
      <text:p text:style-name="P3">7 rows selected.</text:p>
      <text:p text:style-name="P3"/>
      <text:p text:style-name="P3">SQL&gt; @/home/csdb05/Ajay/PLSQL/avgstudent.sql</text:p>
      <text:p text:style-name="P3">Average marks : 46</text:p>
      <text:p text:style-name="P3">Date : 17-02-22</text:p>
      <text:p text:style-name="P3">Day : Thursday</text:p>
      <text:p text:style-name="P3"/>
      <text:p text:style-name="P3">PL/SQL procedure successfully completed.</text:p>
      <text:p text:style-name="P3"/>
      <text:p text:style-name="P3">SQL&gt; select * from student;</text:p>
      <text:p text:style-name="P3"/>
      <text:p text:style-name="P3"><text:span text:style-name="T2">R</text:span>OLLNO <text:tab/>NAME <text:tab/><text:tab/>MARK</text:p>
      <text:p text:style-name="P3">------------ <text:tab/>-------------------- <text:tab/>----------</text:p>
      <text:p text:style-name="P3"><text:tab/> 1 <text:tab/>Albin<text:tab/><text:tab/><text:tab/>50</text:p>
      <text:p text:style-name="P3"><text:tab/> 2 <text:tab/>Aravind<text:tab/><text:tab/>40</text:p>
      <text:p text:style-name="P3"><text:tab/> 3 <text:tab/>Jacob<text:tab/><text:tab/><text:tab/>30</text:p>
      <text:p text:style-name="P3"><text:tab/> 4 <text:tab/>Balu <text:tab/><text:tab/><text:tab/>60</text:p>
      <text:p text:style-name="P3"><text:tab/> 5 <text:tab/>Gokul<text:tab/><text:tab/><text:tab/>20</text:p>
      <text:p text:style-name="P3"><text:tab/> 6 <text:tab/>Adithyan<text:tab/><text:tab/>20</text:p>
      <text:p text:style-name="P3"/>
      <text:p text:style-name="P3">6 rows selected.</text:p>
      <text:p text:style-name="P3"/>
      <text:p text:style-name="P3">SQL&gt; @/home/csdb05/Ajay/PLSQL/avgstudent.sql</text:p>
      <text:p text:style-name="P3">Average marks : 37</text:p>
      <text:p text:style-name="P3">Need improvement</text:p>
      <text:p text:style-name="P3">Date : 17-02-22</text:p>
      <text:p text:style-name="P3">Day : Thursday</text:p>
      <text:p text:style-name="P3"/>
      <text:p text:style-name="P3">PL/SQL procedure successfully complet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0:18:16.964107407</meta:creation-date>
    <dc:date>2022-02-17T10:43:33.368638798</dc:date>
    <meta:editing-duration>PT10M24S</meta:editing-duration>
    <meta:editing-cycles>2</meta:editing-cycles>
    <meta:generator>LibreOffice/6.4.7.2$Linux_X86_64 LibreOffice_project/40$Build-2</meta:generator>
    <meta:print-date>2022-02-17T10:40:10.056416719</meta:print-date>
    <meta:document-statistic meta:table-count="0" meta:image-count="0" meta:object-count="0" meta:page-count="1" meta:paragraph-count="32" meta:word-count="101" meta:character-count="698" meta:non-whitespace-character-count="557"/>
  </office:meta>
</office:document-meta>
</file>